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66cm" fo:min-width="0cm" fo:wrap-option="wrap"/>
    </style:style>
    <style:style style:name="gr5" style:family="graphic" style:parent-style-name="standard">
      <style:graphic-properties draw:textarea-vertical-align="middle" draw:auto-grow-height="false" fo:min-height="0.004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c5000b" draw:fill-color="#c5000b" draw:textarea-vertical-align="middle" draw:auto-grow-height="false" fo:min-height="0cm" fo:min-width="0cm" fo:wrap-option="wrap"/>
    </style:style>
    <style:style style:name="gr9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svg:stroke-color="#ff420e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5000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71cm" svg:y1="0.591cm" svg:x2="0.972cm" svg:y2="5.063cm">
          <text:p/>
        </draw:line>
        <draw:frame draw:style-name="gr2" draw:text-style-name="P2" draw:layer="layout" svg:width="0.971cm" svg:height="1.025cm" svg:x="7.675cm" svg:y="1.3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.145cm" svg:height="0.539cm" svg:x="0.37cm" svg:y="4.8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2.162cm" svg:height="0.539cm" svg:x="0.61cm" svg:y="6.7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2.455cm" svg:height="0.539cm" svg:x="2.146cm" svg:y="8.10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7.43cm" svg:y1="2.331cm" svg:x2="2.731cm" svg:y2="6.803cm">
          <text:p/>
        </draw:line>
        <draw:line draw:style-name="gr1" draw:text-style-name="P1" draw:layer="layout" svg:x1="9.192cm" svg:y1="3.874cm" svg:x2="4.493cm" svg:y2="8.346cm">
          <text:p/>
        </draw:line>
        <draw:custom-shape draw:style-name="gr4" draw:text-style-name="P2" draw:layer="layout" svg:width="0.254cm" svg:height="0.254cm" svg:x="1.226cm" svg:y="3.3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1.927cm" svg:y="2.686cm">
          <text:p/>
          <draw:enhanced-geometry svg:viewBox="0 0 21600 21600" draw:text-areas="?f7 ?f7 ?f8 ?f8" draw:type="col-502ad400" draw:modifiers="108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1.928cm" svg:y="0.3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0.328cm" svg:y="2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0.628cm" svg:y="1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3.328cm" svg:y="0.6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1.928cm" svg:y="3.8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3.893cm" svg:y="1.9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0.381cm" svg:height="0.381cm" svg:x="7.322cm" svg:y="6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7.322cm" svg:y="5.2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6.322cm" svg:y="7.1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5.422cm" svg:y="8.5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8.622cm" svg:y="5.7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8.122cm" svg:y="7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2" draw:layer="layout" svg:width="0.381cm" svg:height="0.381cm" svg:x="7.322cm" svg:y="9.3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text-style-name="P3" draw:layer="layout" svg:width="2.678cm" svg:height="0.962cm" svg:x="1.088cm" svg:y="1.607cm">
          <draw:text-box>
            <text:p>Class 1</text:p>
          </draw:text-box>
        </draw:frame>
        <draw:frame draw:style-name="gr7" draw:text-style-name="P3" draw:layer="layout" svg:width="3.048cm" svg:height="0.962cm" svg:x="6.052cm" svg:y="7.757cm">
          <draw:text-box>
            <text:p>Class 2</text:p>
          </draw:text-box>
        </draw:frame>
        <draw:custom-shape draw:style-name="gr8" draw:text-style-name="P4" draw:layer="layout" svg:width="0.254cm" svg:height="0.254cm" svg:x="7.029cm" svg:y="4.3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9" draw:text-style-name="P4" draw:layer="layout" svg:width="0.381cm" svg:height="0.381cm" svg:x="3.169cm" svg:y="4.528cm">
          <text:p/>
          <draw:enhanced-geometry svg:viewBox="0 0 21600 21600" draw:glue-points="10800 0 0 10800 10800 21600 21600 10800" draw:text-areas="?f52 ?f52 ?f53 ?f53" draw:type="sun" draw:modifiers="27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10" draw:text-style-name="P2" draw:layer="layout" svg:x1="5.817cm" svg:y1="0.483cm" svg:x2="9.119cm" svg:y2="4.039cm">
          <text:p text:style-name="P2"/>
        </draw:line>
        <draw:line draw:style-name="gr11" draw:text-style-name="P2" draw:layer="layout" svg:x1="7.052cm" svg:y1="4.428cm" svg:x2="4.385cm" svg:y2="1.888cm">
          <text:p/>
        </draw:line>
        <draw:line draw:style-name="gr11" draw:text-style-name="P2" draw:layer="layout" svg:x1="3.423cm" svg:y1="4.909cm" svg:x2="5.709cm" svg:y2="7.322cm">
          <text:p/>
        </draw:line>
        <draw:frame draw:style-name="gr2" draw:text-style-name="P2" draw:layer="layout" svg:width="0.56cm" svg:height="0.483cm" svg:x="4.006cm" svg:y="5.9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0.56cm" svg:height="0.483cm" svg:x="5.13cm" svg:y="3.0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483cm" fo:margin-right="0.483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rest Bao</meta:initial-creator>
    <meta:creation-date>2016-03-10T14:27:04.742947690</meta:creation-date>
    <dc:date>2016-04-21T17:18:31.076644277</dc:date>
    <dc:creator>Forrest </dc:creator>
    <meta:editing-duration>PT16M55S</meta:editing-duration>
    <meta:editing-cycles>5</meta:editing-cycles>
    <meta:generator>LibreOffice/4.4.6.3$Linux_X86_64 LibreOffice_project/40m0$Build-3</meta:generator>
    <meta:document-statistic meta:object-count="31"/>
  </office:meta>
</office:document-meta>
</file>

<file path=Object 1/content.xml><?xml version="1.0" encoding="utf-8"?>
<math xmlns="http://www.w3.org/1998/Math/MathML" display="block">
  <semantics>
    <msub>
      <mi mathvariant="normal">ξ</mi>
      <mn>1</mn>
    </msub>
    <annotation encoding="StarMath 5.0">%xi_1</annotation>
  </semantics>
</math>
</file>

<file path=Object 2/content.xml><?xml version="1.0" encoding="utf-8"?>
<math xmlns="http://www.w3.org/1998/Math/MathML" display="block">
  <semantics>
    <mfrac>
      <mn>2</mn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2 over {ldline bold w rdline  } </annotation>
  </semantics>
</math>
</file>

<file path=Object 3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1</mn>
      </mrow>
    </mrow>
    <annotation encoding="StarMath 5.0">{ bold w} {bold x} + w_b = 1 </annotation>
  </semantics>
</math>
</file>

<file path=Object 4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 {bold x} + w_b  = 0 </annotation>
  </semantics>
</math>
</file>

<file path=Object 5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row>
          <mo stretchy="false">−</mo>
          <mn>1</mn>
        </mrow>
      </mrow>
    </mrow>
    <annotation encoding="StarMath 5.0">{ bold w} {bold x} + w_b =-1</annotation>
  </semantics>
</math>
</file>

<file path=Object 6/content.xml><?xml version="1.0" encoding="utf-8"?>
<math xmlns="http://www.w3.org/1998/Math/MathML" display="block">
  <semantics>
    <msub>
      <mi mathvariant="normal">ξ</mi>
      <mn>2</mn>
    </msub>
    <annotation encoding="StarMath 5.0">%xi_2</annotation>
  </semantics>
</math>
</file>